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420" officeooo:paragraph-rsid="001a2420"/>
    </style:style>
    <style:style style:name="P2" style:family="paragraph" style:parent-style-name="Standard">
      <style:paragraph-properties fo:text-align="start" style:justify-single-word="false"/>
      <style:text-properties officeooo:rsid="001a2420" officeooo:paragraph-rsid="001a2420"/>
    </style:style>
    <style:style style:name="P3" style:family="paragraph" style:parent-style-name="Standard">
      <style:paragraph-properties fo:text-align="start" style:justify-single-word="false"/>
      <style:text-properties officeooo:paragraph-rsid="001a2420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e3b0" officeooo:paragraph-rsid="001a2420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officeooo:rsid="0025b180" officeooo:paragraph-rsid="0025b180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style:text-underline-style="none" officeooo:rsid="0025b180" officeooo:paragraph-rsid="0025b180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e3b0" officeooo:paragraph-rsid="001a2420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a2420"/>
    </style:style>
    <style:style style:name="P9" style:family="paragraph" style:parent-style-name="Standard">
      <style:paragraph-properties fo:text-align="start" style:justify-single-word="false"/>
      <style:text-properties officeooo:paragraph-rsid="0034d1e5"/>
    </style:style>
    <style:style style:name="T1" style:family="text">
      <style:text-properties officeooo:rsid="001a2420"/>
    </style:style>
    <style:style style:name="T2" style:family="text"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color="#ff0000" fo:font-style="italic" style:text-underline-style="solid" style:text-underline-width="auto" style:text-underline-color="font-color" officeooo:rsid="001a2420" style:font-style-asian="italic" style:font-style-complex="italic"/>
    </style:style>
    <style:style style:name="T4" style:family="text">
      <style:text-properties fo:color="#ff0000" fo:font-style="normal" style:text-underline-style="solid" style:text-underline-width="auto" style:text-underline-color="font-color" officeooo:rsid="0032d873" style:font-style-asian="normal" style:font-style-complex="normal"/>
    </style:style>
    <style:style style:name="T5" style:family="text">
      <style:text-properties fo:color="#3faf46"/>
    </style:style>
    <style:style style:name="T6" style:family="text">
      <style:text-properties fo:color="#000000" fo:font-style="normal" style:text-underline-style="none" style:font-style-asian="normal" style:font-style-complex="normal"/>
    </style:style>
    <style:style style:name="T7" style:family="text">
      <style:text-properties fo:color="#000000" fo:font-style="normal" style:text-underline-style="none" officeooo:rsid="001a2420" style:font-style-asian="normal" style:font-style-complex="normal"/>
    </style:style>
    <style:style style:name="T8" style:family="text">
      <style:text-properties fo:color="#000000" fo:font-style="normal" style:text-underline-style="none" officeooo:rsid="001ce3b0" style:font-style-asian="normal" style:font-style-complex="normal"/>
    </style:style>
    <style:style style:name="T9" style:family="text">
      <style:text-properties fo:color="#000000" fo:font-style="normal" style:text-underline-style="none" officeooo:rsid="001f9d4c" style:font-style-asian="normal" style:font-style-complex="normal"/>
    </style:style>
    <style:style style:name="T10" style:family="text">
      <style:text-properties fo:color="#000000" fo:font-style="normal" style:text-underline-style="none" officeooo:rsid="002335d5" style:font-style-asian="normal" style:font-style-complex="normal"/>
    </style:style>
    <style:style style:name="T11" style:family="text">
      <style:text-properties fo:color="#000000" fo:font-style="normal" style:text-underline-style="none" officeooo:rsid="0023c086" style:font-style-asian="normal" style:font-style-complex="normal"/>
    </style:style>
    <style:style style:name="T12" style:family="text">
      <style:text-properties fo:color="#000000" fo:font-style="normal" style:text-underline-style="none" officeooo:rsid="0025b180" style:font-style-asian="normal" style:font-style-complex="normal"/>
    </style:style>
    <style:style style:name="T13" style:family="text">
      <style:text-properties fo:color="#000000" fo:font-style="normal" style:text-underline-style="none" officeooo:rsid="002657c7" style:font-style-asian="normal" style:font-style-complex="normal"/>
    </style:style>
    <style:style style:name="T14" style:family="text">
      <style:text-properties fo:color="#000000" fo:font-style="normal" style:text-underline-style="none" officeooo:rsid="0026c8a8" style:font-style-asian="normal" style:font-style-complex="normal"/>
    </style:style>
    <style:style style:name="T15" style:family="text">
      <style:text-properties fo:color="#000000" fo:font-style="normal" style:text-underline-style="none" officeooo:rsid="0027adba" style:font-style-asian="normal" style:font-style-complex="normal"/>
    </style:style>
    <style:style style:name="T16" style:family="text">
      <style:text-properties fo:color="#000000" fo:font-style="normal" style:text-underline-style="none" officeooo:rsid="002c87a5" style:font-style-asian="normal" style:font-style-complex="normal"/>
    </style:style>
    <style:style style:name="T17" style:family="text">
      <style:text-properties fo:color="#000000" fo:font-style="normal" style:text-underline-style="none" officeooo:rsid="002d6ad6" style:font-style-asian="normal" style:font-style-complex="normal"/>
    </style:style>
    <style:style style:name="T18" style:family="text">
      <style:text-properties fo:color="#000000" fo:font-style="normal" style:text-underline-style="none" officeooo:rsid="002e07e1" style:font-style-asian="normal" style:font-style-complex="normal"/>
    </style:style>
    <style:style style:name="T19" style:family="text">
      <style:text-properties fo:color="#000000" fo:font-style="normal" style:text-underline-style="none" officeooo:rsid="002fc492" style:font-style-asian="normal" style:font-style-complex="normal"/>
    </style:style>
    <style:style style:name="T20" style:family="text">
      <style:text-properties fo:color="#000000" fo:font-style="normal" style:text-underline-style="none" officeooo:rsid="0032d873" style:font-style-asian="normal" style:font-style-complex="normal"/>
    </style:style>
    <style:style style:name="T21" style:family="text">
      <style:text-properties fo:color="#000000" fo:font-style="normal" style:text-underline-style="none" officeooo:rsid="0033f354" style:font-style-asian="normal" style:font-style-complex="normal"/>
    </style:style>
    <style:style style:name="T22" style:family="text">
      <style:text-properties fo:color="#000000" fo:font-style="normal" style:text-underline-style="none" officeooo:rsid="0034d1e5" style:font-style-asian="normal" style:font-style-complex="normal"/>
    </style:style>
    <style:style style:name="T23" style:family="text">
      <style:text-properties fo:color="#000000" fo:font-style="normal" style:text-underline-style="none" officeooo:rsid="0036083b" style:font-style-asian="normal" style:font-style-complex="normal"/>
    </style:style>
    <style:style style:name="T24" style:family="text">
      <style:text-properties fo:color="#000000" fo:font-style="normal" style:text-underline-style="none" officeooo:rsid="0036e1ad" style:font-style-asian="normal" style:font-style-complex="normal"/>
    </style:style>
    <style:style style:name="T25" style:family="text">
      <style:text-properties fo:color="#000000" fo:font-style="normal" style:text-underline-style="none" officeooo:rsid="0038cc96" style:font-style-asian="normal" style:font-style-complex="normal"/>
    </style:style>
    <style:style style:name="T26" style:family="text">
      <style:text-properties fo:color="#000000" fo:font-style="normal" style:text-underline-style="none" officeooo:rsid="0039c65a" style:font-style-asian="normal" style:font-style-complex="normal"/>
    </style:style>
    <style:style style:name="T27" style:family="text">
      <style:text-properties fo:color="#000000" fo:font-style="normal" style:text-underline-style="none" officeooo:rsid="003aaae7" style:font-style-asian="normal" style:font-style-complex="normal"/>
    </style:style>
    <style:style style:name="T28" style:family="text">
      <style:text-properties fo:color="#000000" fo:font-style="normal" style:text-underline-style="none" officeooo:rsid="003c8882" style:font-style-asian="normal" style:font-style-complex="normal"/>
    </style:style>
    <style:style style:name="T29" style:family="text">
      <style:text-properties fo:color="#000000" fo:font-style="normal" style:text-underline-style="none" officeooo:rsid="003db68e" style:font-style-asian="normal" style:font-style-complex="normal"/>
    </style:style>
    <style:style style:name="T30" style:family="text">
      <style:text-properties fo:color="#000000" fo:font-style="normal" style:text-underline-style="none" officeooo:rsid="003e689f" style:font-style-asian="normal" style:font-style-complex="normal"/>
    </style:style>
    <style:style style:name="T31" style:family="text">
      <style:text-properties fo:color="#000000" fo:font-style="normal" style:text-underline-style="none" officeooo:rsid="003ee823" style:font-style-asian="normal" style:font-style-complex="normal"/>
    </style:style>
    <style:style style:name="T32" style:family="text">
      <style:text-properties fo:color="#000000" fo:font-style="normal" style:text-underline-style="none" officeooo:rsid="0040cf8f" style:font-style-asian="normal" style:font-style-complex="normal"/>
    </style:style>
    <style:style style:name="T33" style:family="text">
      <style:text-properties fo:color="#000000" fo:font-style="normal" style:text-underline-style="none" officeooo:rsid="0041132a" style:font-style-asian="normal" style:font-style-complex="normal"/>
    </style:style>
    <style:style style:name="T34" style:family="text">
      <style:text-properties fo:color="#000000" fo:font-style="normal" style:text-underline-style="none" officeooo:rsid="0041d9d7" style:font-style-asian="normal" style:font-style-complex="normal"/>
    </style:style>
    <style:style style:name="T35" style:family="text">
      <style:text-properties fo:color="#000000" fo:font-style="normal" style:text-underline-style="none" officeooo:rsid="004265d4" style:font-style-asian="normal" style:font-style-complex="normal"/>
    </style:style>
    <style:style style:name="T36" style:family="text">
      <style:text-properties officeooo:rsid="001dc900"/>
    </style:style>
    <style:style style:name="T37" style:family="text">
      <style:text-properties fo:color="#cccccc" fo:font-style="normal" style:text-underline-style="none" officeooo:rsid="0025b180" fo:background-color="#1f1f1f" loext:char-shading-value="0" style:font-style-asian="normal" style:font-style-complex="normal"/>
    </style:style>
    <style:style style:name="T38" style:family="text">
      <style:text-properties fo:color="#cccccc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39" style:family="text">
      <style:text-properties fo:color="#808080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40" style:family="text">
      <style:text-properties fo:color="#569cd6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41" style:family="text">
      <style:text-properties fo:color="#9cdcfe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42" style:family="text">
      <style:text-properties fo:color="#ce9178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43" style:family="text">
      <style:text-properties officeooo:rsid="002a6d10"/>
    </style:style>
    <style:style style:name="T44" style:family="text">
      <style:text-properties officeooo:rsid="002b21f0"/>
    </style:style>
    <style:style style:name="T45" style:family="text">
      <style:text-properties fo:color="#c9211e" fo:font-style="normal" style:text-underline-style="solid" style:text-underline-width="auto" style:text-underline-color="font-color" officeooo:rsid="002c87a5" style:font-style-asian="normal" style:font-style-complex="normal"/>
    </style:style>
    <style:style style:name="T46" style:family="text">
      <style:text-properties fo:color="#c9211e" fo:font-style="normal" style:text-underline-style="none" officeooo:rsid="002c87a5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projet ecommerce</text:p>
      <text:p text:style-name="P1"/>
      <text:p text:style-name="P2">Projet ecommerce fait à l’aide de la playlist suivante : <text:a xlink:type="simple" xlink:href="https://youtube.com/playlist?list=PLBq3aRiVuwyzI0MT4LhvwqkVenz5pF_DM&amp;si=PiiT9my3Mwaf-QPa" text:style-name="Internet_20_link" text:visited-style-name="Visited_20_Internet_20_Link">https://youtube.com/playlist?list=PLBq3aRiVuwyzI0MT4LhvwqkVenz5pF_DM&amp;si=PiiT9my3Mwaf-QPa</text:a> </text:p>
      <text:p text:style-name="P1"/>
      <text:p text:style-name="P2">- Installation de php et mysql, avec intégration des chemins d’accès dans les variables environnements du Path</text:p>
      <text:p text:style-name="P2">- Création du projet avec<text:span text:style-name="T5"> </text:span><text:span text:style-name="T2">symfony new –full nouveau-projet-web</text:span></text:p>
      <text:p text:style-name="P2">- Lancer du serveur avec <text:span text:style-name="T2">symfony serve -d </text:span>( pour ne pas avoir a le relancer )</text:p>
      <text:p text:style-name="P2">- Test des routes avec le fichier routes.yaml dans le dossier config</text:p>
      <text:p text:style-name="P2">- Création de controller avec la commande <text:span text:style-name="T2">symfony console make:controller TestController</text:span></text:p>
      <text:p text:style-name="P2">- Création du fichier env.local avec la ligne mysql pour connecter à la base de données</text:p>
      <text:p text:style-name="P3"><text:span text:style-name="T1">- Utilisation de la commande </text:span><text:span text:style-name="T3">symfony console doctrine:database:create </text:span><text:span text:style-name="T1">pour initialiser la base avec les valeurs du env.local</text:span></text:p>
      <text:p text:style-name="P3">- <text:span text:style-name="T1">Création des utilisateurs avec la commande </text:span><text:span text:style-name="T3">symfony console make:user </text:span><text:span text:style-name="T7">qui va générer l’Entity Users et le Repository UsersRepository</text:span></text:p>
      <text:p text:style-name="P3"><text:span text:style-name="T7">- Compléter du coup l’Entity Users créée avec la commande </text:span><text:span text:style-name="T3">symfony console make:entity</text:span><text:span text:style-name="T7"> pour ajouter les autres champs de la table</text:span></text:p>
      <text:p text:style-name="P3"><text:span text:style-name="T7">- </text:span><text:span text:style-name="T8">Création des différentes Entity avec des paramètres unique, les timestamps et les relations ManyToOne</text:span></text:p>
      <text:p text:style-name="P4">- Migrations vers la base de données</text:p>
      <text:p text:style-name="P4">- <text:span text:style-name="T36">Création d’un repository Git</text:span></text:p>
      <text:p text:style-name="P3"><text:span text:style-name="T8">- </text:span><text:span text:style-name="T9">Création d’un controller MainController et d’une vue index.html.twig. Chaque vue reprend les éléments de base.html.twig </text:span><text:span text:style-name="T11">grâce à extends ‘base.html.twig’ tout en haut</text:span><text:span text:style-name="T9">, et en modifiant ces éléments on modifie ainsi la </text:span><text:span text:style-name="T10">nouvelle vue</text:span><text:span text:style-name="T9">, par exemple le titre, qui est définie dans base.html comme Welcome, est réécrit en accueil avec le block title</text:span></text:p>
      <text:p text:style-name="P3"><text:span text:style-name="T9">- </text:span><text:span text:style-name="T12">Ajout de </text:span><text:span text:style-name="T37">        </text:span><text:span text:style-name="T39">&lt;</text:span><text:span text:style-name="T40">meta</text:span><text:span text:style-name="T38"> </text:span><text:span text:style-name="T41">name</text:span><text:span text:style-name="T38">=</text:span><text:span text:style-name="T42">"viewport"</text:span><text:span text:style-name="T38"> </text:span><text:span text:style-name="T41">content</text:span><text:span text:style-name="T38">=</text:span><text:span text:style-name="T42">"width=device-width, initial-scale=1.0"</text:span><text:span text:style-name="T39">&gt;</text:span></text:p>
      <text:p text:style-name="P6">pour le responsive dans le base.html.twig</text:p>
      <text:p text:style-name="P5"><text:span text:style-name="T6">- Création d’un dossier assets pour les ressources css et js </text:span><text:span text:style-name="T13">puis installation de bootst</text:span><text:span text:style-name="T14">r</text:span><text:span text:style-name="T13">ap, </text:span><text:span text:style-name="T15">et ajout des fichiers dans nos dossiers correspondants, et ajout des liens dans le base.html.twig. On utilise asset(‘’) pour donner le chemin depuis le dossier public</text:span></text:p>
      <text:p text:style-name="P4">- <text:span text:style-name="T43">Ajout d’une navbar et d’un footer de test, depuis la doc bootstrap ( docs/components/navbar et copie du code, puis insertion dans le bloc body )</text:span></text:p>
      <text:p text:style-name="P4">- <text:span text:style-name="T44">Création d’un dossier partials pour éviter de saturer le base.html, et les appeler avec un include</text:span></text:p>
      <text:p text:style-name="P3"><text:span text:style-name="T8">- </text:span><text:span text:style-name="T16">Authentification avec la commande </text:span><text:span text:style-name="T45">symfony console make:auth </text:span><text:span text:style-name="T46">: </text:span><text:span text:style-name="T16">création d’un controller Security, d’un dossier Security avec un UsersAuthenticator </text:span><text:span text:style-name="T17">et </text:span><text:span text:style-name="T18">mise à jour du </text:span><text:span text:style-name="T17">config/packages security.yaml</text:span></text:p>
      <text:p text:style-name="P3"><text:span text:style-name="T17">- </text:span><text:span text:style-name="T19">Redirection vers la page ‘main’ en cas de connexion réussie, dans le UsersAuthenticator </text:span><text:span text:style-name="T20">et modification de la vue login</text:span></text:p>
      <text:p text:style-name="P9"><text:span text:style-name="T20">- Création du formulaire de création de compte avec </text:span><text:span text:style-name="T4">symfony console make:registration-form </text:span><text:span text:style-name="T20">: </text:span><text:span text:style-name="T21">création d’un dossier form avec un RegistrationFormType, création d’un controller RegistrationController et d’une vue register, et mise à jour de l’Entity Users.</text:span></text:p>
      <text:p text:style-name="P9"><text:span text:style-name="T22">- RegistrationController récupère les utilisateurs et créée le formulaire, et si le formulaire est bien remplie, il crée l’utilisateur grace au EntityManager et il connecte directement l’utilisateur avec la partie AuthenticateUser</text:span></text:p>
      <text:p text:style-name="P9"><text:span text:style-name="T22">- </text:span><text:span text:style-name="T23">L’entity Users a été modifié pour avec l’ajout de UniqueEntity, qui envoie un message d’erreur si </text:span><text:span text:style-name="T24">l’e-mail</text:span><text:span text:style-name="T23"> entré a déjà été utilisé</text:span></text:p>
      <text:p text:style-name="P9"><text:span text:style-name="T23">- </text:span><text:span text:style-name="T24">RegistrationFormType est incomplet, il ne contient que </text:span><text:span text:style-name="T25">e-mail</text:span><text:span text:style-name="T24"> et mot de passe, il faut donc venir le modifier pour être en accord avec ce qu’on demande dans la base de données. </text:span><text:span text:style-name="T26">Il faut aussi modifier la vue Registration avec les nouvelles valeurs renseignées dans le formulaire. </text:span><text:span text:style-name="T27">On y a</text:span><text:span text:style-name="T28">joute un type pour chaque champ ( emailtype, textype ), ainsi qu’un attrib</text:span><text:span text:style-name="T30">ut</text:span><text:span text:style-name="T28"> class form-control de Bootstrap pour le design, </text:span><text:span text:style-name="T29">et un l</text:span><text:span text:style-name="T30">abel pour le titre</text:span></text:p>
      <text:p text:style-name="P9"><text:soft-page-break/><text:span text:style-name="T30">-</text:span><text:span text:style-name="T31"> Problème lors de la création de compte avec le created_at qui n’est pas initialisé. Pour cela, dans l’entity Users on rajoute dans le constructeur </text:span><text:span text:style-name="T32">un new DateTimeImmutable</text:span></text:p>
      <text:p text:style-name="P9"><text:span text:style-name="T32">- </text:span><text:span text:style-name="T33">Modification de la navbar avec suppression de la recherche, et ajout d’une partie pour accéder vers mon compte, </text:span><text:span text:style-name="T34">connexion et déconnexion, en utilisant un href vers la route renseigné dans notre contrôleur</text:span></text:p>
      <text:p text:style-name="P9"><text:span text:style-name="T34">- </text:span><text:span text:style-name="T35">Mise en place de condition dans la Navbar pour afficher les boutons de connexion, déconnexion et mon compt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2T19:23:27.283000000</meta:creation-date>
    <dc:date>2023-10-25T16:54:27.518000000</dc:date>
    <meta:editing-duration>PT5H59M11S</meta:editing-duration>
    <meta:editing-cycles>32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29" meta:word-count="620" meta:character-count="4049" meta:non-whitespace-character-count="3449"/>
  </office:meta>
</office:document-meta>
</file>